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29cm" fo:min-width="4.38cm"/>
      <style:paragraph-properties style:writing-mode="lr-tb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 fo:min-height="2.29cm" fo:min-width="4.326cm"/>
      <style:paragraph-properties style:writing-mode="lr-tb"/>
    </style:style>
    <style:style style:name="gr3" style:family="graphic" style:parent-style-name="standard">
      <style:graphic-properties svg:stroke-color="#000000" draw:fill-color="#00cc00" draw:textarea-horizontal-align="justify" draw:textarea-vertical-align="middle" draw:auto-grow-height="false" fo:min-height="2.29cm" fo:min-width="4.326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274cm" fo:min-width="2.302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274cm" fo:min-width="2.294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282cm" fo:min-width="2.294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32cm" fo:min-width="2.16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664cm" fo:min-width="2.162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274cm" fo:min-width="2.04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f950e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ff950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fill-color="#ff950e" draw:textarea-horizontal-align="justify" draw:textarea-vertical-align="middle" draw:auto-grow-height="false" fo:min-height="1.282cm" fo:min-width="2.294cm"/>
      <style:paragraph-properties style:writing-mode="lr-tb"/>
    </style:style>
    <style:style style:name="gr17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00cc00" draw:textarea-horizontal-align="justify" draw:textarea-vertical-align="middle" draw:auto-grow-height="false" fo:min-height="1.282cm" fo:min-width="2.294cm"/>
      <style:paragraph-properties style:writing-mode="lr-tb"/>
    </style:style>
    <style:style style:name="gr19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000000" draw:marker-end="Arrow" draw:marker-end-width="0.3cm" svg:stroke-linecap="butt" draw:fill="none" draw:textarea-vertical-align="middle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1.642cm" fo:min-width="2.302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99ff66" draw:textarea-horizontal-align="justify" draw:textarea-vertical-align="middle" draw:auto-grow-height="false" fo:min-height="1.494cm" fo:min-width="2.162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color="#000000" draw:fill-color="#ff950e" draw:textarea-horizontal-align="justify" draw:textarea-vertical-align="middle" draw:auto-grow-height="false" fo:min-height="1.79cm" fo:min-width="2.242cm"/>
      <style:paragraph-properties style:writing-mode="lr-tb"/>
    </style:style>
    <style:style style:name="gr26" style:family="graphic" style:parent-style-name="standard">
      <style:graphic-properties svg:stroke-color="#000000" draw:fill-color="#ff950e" draw:textarea-horizontal-align="justify" draw:textarea-vertical-align="middle" draw:auto-grow-height="false" fo:min-height="1.528cm" fo:min-width="2.294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02cm" fo:min-width="2.294cm"/>
      <style:paragraph-properties style:writing-mode="lr-tb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000000" draw:fill-color="#ff950e" draw:textarea-horizontal-align="justify" draw:textarea-vertical-align="middle" draw:auto-grow-height="false" fo:min-height="1.02cm" fo:min-width="2.242cm"/>
      <style:paragraph-properties style:writing-mode="lr-tb"/>
    </style:style>
    <style:style style:name="gr30" style:family="graphic" style:parent-style-name="standard">
      <style:graphic-properties svg:stroke-color="#000000" draw:fill-color="#000000" draw:textarea-vertical-align="middle"/>
    </style:style>
    <style:style style:name="gr31" style:family="graphic" style:parent-style-name="standard">
      <style:graphic-properties svg:stroke-color="#000000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950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00cc00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50e"/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00cc00"/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99ff66"/>
      <style:paragraph-properties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88cm" svg:height="2.54cm" svg:x="1.594cm" svg:y="0.254cm">
          <text:p text:style-name="P1"><text:span text:style-name="T1">Angula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2.54cm" svg:x="12.174cm" svg:y="0.254cm">
          <text:p text:style-name="P1"><text:span text:style-name="T1">Flask </text:span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2.54cm" svg:x="21.5cm" svg:y="0.254cm">
          <text:p text:style-name="P1"><text:span text:style-name="T1">C</text:span><text:span text:style-name="T1">o</text:span><text:span text:style-name="T1">u</text:span><text:span text:style-name="T1">c</text:span><text:span text:style-name="T1">h</text:span><text:span text:style-name="T1">D</text:span><text:span text:style-name="T1">B</text:span><text:span text:style-name="T1"> </text:span><text:span text:style-name="T1">D</text:span><text:span text:style-name="T1">a</text:span><text:span text:style-name="T1">t</text:span><text:span text:style-name="T1">a</text:span><text:span text:style-name="T1">b</text:span><text:span text:style-name="T1">a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02cm" svg:height="1.524cm" svg:x="0.508cm" svg:y="5.474cm">
          <text:p text:style-name="P4"><text:span text:style-name="T2">Fragments</text:span></text:p>
          <text:p text:style-name="P4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524cm" svg:x="4.396cm" svg:y="7.212cm">
          <text:p text:style-name="P4"><text:span text:style-name="T2">Dashboard</text:span></text:p>
          <text:p text:style-name="P4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794cm" svg:height="1.532cm" svg:x="4.396cm" svg:y="3.818cm">
          <text:p text:style-name="P4"><text:span text:style-name="T2">Login</text:span></text:p>
          <text:p text:style-name="P4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96cm" svg:height="1.016cm" svg:x="0.478cm" svg:y="7.96cm">
          <text:p text:style-name="P5"><text:span text:style-name="T3">Fragment column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96cm" svg:height="0.948cm" svg:x="0.478cm" svg:y="9.23cm">
          <text:p text:style-name="P5"><text:span text:style-name="T3">Commentary colum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96cm" svg:height="1.016cm" svg:x="0.478cm" svg:y="10.4cm">
          <text:p text:style-name="P5"><text:span text:style-name="T3">Play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766cm" svg:y1="5.35cm" svg:x2="5.766cm" svg:y2="7.212cm">
          <text:p/>
        </draw:line>
        <draw:line draw:style-name="gr9" draw:text-style-name="P6" draw:layer="layout" svg:x1="1.902cm" svg:y1="2.794cm" svg:x2="1.902cm" svg:y2="5.474cm">
          <text:p/>
        </draw:line>
        <draw:line draw:style-name="gr9" draw:text-style-name="P6" draw:layer="layout" svg:x1="5.704cm" svg:y1="2.794cm" svg:x2="5.704cm" svg:y2="3.81cm">
          <text:p/>
        </draw:line>
        <draw:custom-shape draw:style-name="gr10" draw:text-style-name="P5" draw:layer="layout" svg:width="2.54cm" svg:height="1.524cm" svg:x="4.542cm" svg:y="9.798cm">
          <text:p text:style-name="P5"><text:span text:style-name="T3">Change fragment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1.27cm" svg:x="4.542cm" svg:y="11.476cm">
          <text:p text:style-name="P5"><text:span text:style-name="T3">Change user data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9.652cm" svg:y1="1.224cm" svg:x2="12.174cm" svg:y2="1.224cm">
          <text:p/>
        </draw:line>
        <draw:line draw:style-name="gr13" draw:text-style-name="P6" draw:layer="layout" svg:x1="12.174cm" svg:y1="1.778cm" svg:x2="10.16cm" svg:y2="1.778cm">
          <text:p/>
        </draw:line>
        <draw:line draw:style-name="gr14" draw:text-style-name="P6" draw:layer="layout" svg:x1="21.5cm" svg:y1="1.778cm" svg:x2="17cm" svg:y2="1.778cm">
          <text:p/>
        </draw:line>
        <draw:line draw:style-name="gr15" draw:text-style-name="P6" draw:layer="layout" svg:x1="17cm" svg:y1="1.27cm" svg:x2="21.5cm" svg:y2="1.27cm">
          <text:p/>
        </draw:line>
        <draw:custom-shape draw:style-name="gr16" draw:text-style-name="P7" draw:layer="layout" svg:width="2.794cm" svg:height="1.532cm" svg:x="11.992cm" svg:y="4.31cm">
          <text:p text:style-name="P4"><text:span text:style-name="T2">Fragment Handl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1.532cm" svg:x="14.74cm" svg:y="6.41cm">
          <text:p text:style-name="P4"><text:span text:style-name="T2">User Handling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3.408cm" svg:y1="2.794cm" svg:x2="13.408cm" svg:y2="4.31cm">
          <text:p/>
        </draw:line>
        <draw:line draw:style-name="gr17" draw:text-style-name="P6" draw:layer="layout" svg:x1="16.002cm" svg:y1="2.794cm" svg:x2="16.002cm" svg:y2="6.41cm">
          <text:p/>
        </draw:line>
        <draw:custom-shape draw:style-name="gr18" draw:text-style-name="P8" draw:layer="layout" svg:width="2.794cm" svg:height="1.532cm" svg:x="20.992cm" svg:y="4.21cm">
          <text:p text:style-name="P4"><text:span text:style-name="T2">Fragments Tabl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794cm" svg:height="1.532cm" svg:x="24.04cm" svg:y="6.21cm">
          <text:p text:style-name="P4"><text:span text:style-name="T2">Users Table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508cm" svg:y1="2.794cm" svg:x2="22.508cm" svg:y2="4.21cm">
          <text:p/>
        </draw:line>
        <draw:line draw:style-name="gr19" draw:text-style-name="P6" draw:layer="layout" svg:x1="25.302cm" svg:y1="2.794cm" svg:x2="25.302cm" svg:y2="6.21cm">
          <text:p/>
        </draw:line>
        <draw:custom-shape draw:style-name="gr5" draw:text-style-name="P4" draw:layer="layout" svg:width="2.794cm" svg:height="1.524cm" svg:x="8.382cm" svg:y="5.588cm">
          <text:p text:style-name="P4"><text:span text:style-name="T2">API</text:span></text:p>
          <text:p text:style-name="P4"><text:span text:style-name="T2">Servic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848cm" svg:y1="6.998cm" svg:x2="1.848cm" svg:y2="7.76cm">
          <text:p/>
        </draw:line>
        <draw:line draw:style-name="gr9" draw:text-style-name="P6" draw:layer="layout" svg:x1="5.748cm" svg:y1="8.798cm" svg:x2="5.748cm" svg:y2="9.56cm">
          <text:p/>
        </draw:line>
        <draw:line draw:style-name="gr20" draw:text-style-name="P6" draw:layer="layout" svg:x1="3.31cm" svg:y1="6.35cm" svg:x2="8.382cm" svg:y2="6.35cm">
          <text:p/>
        </draw:line>
        <draw:line draw:style-name="gr20" draw:text-style-name="P6" draw:layer="layout" svg:x1="7.19cm" svg:y1="8.128cm" svg:x2="8.382cm" svg:y2="6.35cm">
          <text:p/>
        </draw:line>
        <draw:line draw:style-name="gr20" draw:text-style-name="P6" draw:layer="layout" svg:x1="7.19cm" svg:y1="4.572cm" svg:x2="8.382cm" svg:y2="6.35cm">
          <text:p/>
        </draw:line>
        <draw:line draw:style-name="gr21" draw:text-style-name="P6" draw:layer="layout" svg:x1="9.652cm" svg:y1="5.588cm" svg:x2="9.652cm" svg:y2="1.224cm">
          <text:p/>
        </draw:line>
        <draw:line draw:style-name="gr15" draw:text-style-name="P6" draw:layer="layout" svg:x1="10.16cm" svg:y1="1.778cm" svg:x2="10.16cm" svg:y2="5.588cm">
          <text:p/>
        </draw:line>
        <draw:line draw:style-name="gr20" draw:text-style-name="P6" draw:layer="layout" svg:x1="17.534cm" svg:y1="7.112cm" svg:x2="24.04cm" svg:y2="7.112cm">
          <text:p/>
        </draw:line>
        <draw:line draw:style-name="gr20" draw:text-style-name="P6" draw:layer="layout" svg:x1="14.786cm" svg:y1="5.08cm" svg:x2="20.992cm" svg:y2="5.08cm">
          <text:p/>
        </draw:lin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88cm" svg:height="2.54cm" svg:x="1.594cm" svg:y="0.254cm">
          <text:p text:style-name="P1"><text:span text:style-name="T1">Angul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2.54cm" svg:x="22.174cm" svg:y="0.254cm">
          <text:p text:style-name="P1"><text:span text:style-name="T1">Flask API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5" draw:id="id5" draw:layer="layout" svg:width="2.802cm" svg:height="1.892cm" svg:x="0.508cm" svg:y="4.966cm">
          <text:p text:style-name="P4"><text:span text:style-name="T2">Typescript</text:span></text:p>
          <text:p text:style-name="P4"><text:span text:style-name="T2">Fragment</text:span></text:p>
          <text:p text:style-name="P4"><text:span text:style-name="T2">Object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696cm" svg:height="1.778cm" svg:x="12.638cm" svg:y="5.542cm">
          <text:p text:style-name="P5"><text:span text:style-name="T3">JSON</text:span></text:p>
          <text:p text:style-name="P5"><text:span text:style-name="T3">Object</text:span></text:p>
          <text:p text:style-name="P5"><text:span text:style-name="T3">over</text:span></text:p>
          <text:p text:style-name="P5"><text:span text:style-name="T3">HTTP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6" draw:layer="layout" svg:x1="1.902cm" svg:y1="2.794cm" svg:x2="1.902cm" svg:y2="4.966cm">
          <text:p/>
        </draw:line>
        <draw:line draw:style-name="gr9" draw:text-style-name="P6" draw:layer="layout" svg:x1="5.334cm" svg:y1="2.794cm" svg:x2="5.334cm" svg:y2="7.874cm">
          <text:p/>
        </draw:line>
        <draw:custom-shape draw:style-name="gr25" draw:text-style-name="P7" xml:id="id3" draw:id="id3" draw:layer="layout" svg:width="2.742cm" svg:height="2.04cm" svg:x="21.678cm" svg:y="4.31cm">
          <text:p text:style-name="P4"><text:span text:style-name="T2">Python Fragment Objec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xml:id="id1" draw:id="id1" draw:layer="layout" svg:width="2.794cm" svg:height="1.778cm" svg:x="24.328cm" svg:y="7.112cm">
          <text:p text:style-name="P4"><text:span text:style-name="T2">Python</text:span></text:p>
          <text:p text:style-name="P4"><text:span text:style-name="T2">User Object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3.058cm" svg:y1="2.794cm" svg:x2="23.058cm" svg:y2="4.31cm">
          <text:p/>
        </draw:line>
        <draw:custom-shape draw:style-name="gr23" draw:text-style-name="P4" xml:id="id6" draw:id="id6" draw:layer="layout" svg:width="2.802cm" svg:height="1.892cm" svg:x="3.81cm" svg:y="7.874cm">
          <text:p text:style-name="P4"><text:span text:style-name="T2">Typescript</text:span></text:p>
          <text:p text:style-name="P4"><text:span text:style-name="T2">User</text:span></text:p>
          <text:p text:style-name="P4"><text:span text:style-name="T2">Object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4" draw:id="id4" draw:layer="layout" svg:width="2.794cm" svg:height="1.27cm" svg:x="8.382cm" svg:y="5.842cm">
          <text:p text:style-name="P4"><text:span text:style-name="T2">API</text:span></text:p>
          <text:p text:style-name="P4"><text:span text:style-name="T2">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7" draw:text-style-name="P6" draw:layer="layout" svg:x1="25.858cm" svg:y1="2.794cm" svg:x2="25.852cm" svg:y2="7.112cm">
          <text:p/>
        </draw:line>
        <draw:line draw:style-name="gr28" draw:text-style-name="P6" draw:layer="layout" svg:x1="11.176cm" svg:y1="6.45cm" svg:x2="12.638cm" svg:y2="6.45cm">
          <text:p/>
        </draw:line>
        <draw:line draw:style-name="gr28" draw:text-style-name="P6" draw:layer="layout" svg:x1="15.33cm" svg:y1="6.45cm" svg:x2="16.872cm" svg:y2="6.45cm">
          <text:p/>
        </draw:line>
        <draw:custom-shape draw:style-name="gr29" draw:text-style-name="P7" xml:id="id2" draw:id="id2" draw:layer="layout" svg:width="2.742cm" svg:height="1.27cm" svg:x="16.872cm" svg:y="5.842cm">
          <text:p text:style-name="P4"><text:span text:style-name="T2">API Service </text:span></text:p>
          <draw:enhanced-geometry svg:viewBox="0 0 21600 21600" draw:type="rectangle" draw:enhanced-path="M 0 0 L 21600 0 21600 21600 0 21600 0 0 Z N"/>
        </draw:custom-shape>
        <draw:connector draw:style-name="gr30" draw:text-style-name="P11" draw:layer="layout" draw:line-skew="-0.889cm" svg:x1="24.328cm" svg:y1="8.001cm" svg:x2="19.614cm" svg:y2="6.477cm" draw:start-shape="id1" draw:start-glue-point="3" draw:end-shape="id2" draw:end-glue-point="1" svg:d="M24328 8001h-3246v-1524h-1468" svg:viewBox="0 0 4715 1525">
          <text:p/>
        </draw:connector>
        <draw:connector draw:style-name="gr30" draw:text-style-name="P11" draw:layer="layout" draw:line-skew="0.436cm" svg:x1="19.614cm" svg:y1="6.477cm" svg:x2="21.678cm" svg:y2="5.33cm" draw:start-shape="id2" draw:start-glue-point="1" draw:end-shape="id3" draw:end-glue-point="3" svg:d="M19614 6477h1468v-1147h596" svg:viewBox="0 0 2065 1148">
          <text:p/>
        </draw:connector>
        <draw:connector draw:style-name="gr31" draw:text-style-name="P12" draw:layer="layout" draw:line-skew="1.52cm" svg:x1="8.382cm" svg:y1="6.477cm" svg:x2="3.31cm" svg:y2="5.912cm" draw:start-shape="id4" draw:start-glue-point="3" draw:end-shape="id5" draw:end-glue-point="1" svg:d="M8382 6477h-1016v-565h-4056" svg:viewBox="0 0 5073 566">
          <text:p/>
        </draw:connector>
        <draw:connector draw:style-name="gr31" draw:text-style-name="P12" draw:layer="layout" draw:line-skew="0.123cm" svg:x1="6.612cm" svg:y1="8.82cm" svg:x2="8.382cm" svg:y2="6.477cm" draw:start-shape="id6" draw:start-glue-point="1" draw:end-shape="id4" draw:end-glue-point="3" svg:d="M6612 8820h1008v-2343h762" svg:viewBox="0 0 1771 2344">
          <text:p/>
        </draw:connector>
        <presentation:notes draw:style-name="dp1">
          <office:forms form:automatic-focus="false" form:apply-design-mode="false"/>
          <draw:page-thumbnail draw:style-name="gr2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9-28T12:24:39.833690577</meta:creation-date>
    <dc:date>2022-10-03T15:29:34.214236553</dc:date>
    <dc:creator>Luuk Nolden</dc:creator>
    <meta:editing-duration>PT10M37S</meta:editing-duration>
    <meta:editing-cycles>7</meta:editing-cycles>
    <meta:generator>LibreOffice/7.3.6.2$Linux_X86_64 LibreOffice_project/30$Build-2</meta:generator>
    <meta:document-statistic meta:object-count="80"/>
  </office:meta>
</office:document-meta>
</file>